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2d31a"/>
    </style:style>
    <style:style style:name="P2" style:family="paragraph" style:parent-style-name="Heading_20_3">
      <style:text-properties officeooo:rsid="0083aa4f" officeooo:paragraph-rsid="0012d31a"/>
    </style:style>
    <style:style style:name="P3" style:family="paragraph" style:parent-style-name="Heading_20_3">
      <style:text-properties officeooo:rsid="00856fd3" officeooo:paragraph-rsid="0012d31a"/>
    </style:style>
    <style:style style:name="P4" style:family="paragraph" style:parent-style-name="Heading_20_3">
      <style:text-properties officeooo:paragraph-rsid="0012d31a"/>
    </style:style>
    <style:style style:name="P5" style:family="paragraph" style:parent-style-name="Heading_20_3">
      <style:text-properties officeooo:paragraph-rsid="00198e72"/>
    </style:style>
    <style:style style:name="P6" style:family="paragraph" style:parent-style-name="Heading_20_3">
      <style:text-properties officeooo:rsid="0026c8ab" officeooo:paragraph-rsid="00423ed9"/>
    </style:style>
    <style:style style:name="P7" style:family="paragraph" style:parent-style-name="Heading_20_3">
      <style:text-properties officeooo:rsid="00293d9f" officeooo:paragraph-rsid="0026c8ab"/>
    </style:style>
    <style:style style:name="P8" style:family="paragraph" style:parent-style-name="Heading_20_5">
      <style:text-properties officeooo:rsid="0084a31a" officeooo:paragraph-rsid="0012d31a"/>
    </style:style>
    <style:style style:name="P9" style:family="paragraph" style:parent-style-name="Heading_20_5">
      <style:text-properties officeooo:rsid="0091c32a" officeooo:paragraph-rsid="0012d31a"/>
    </style:style>
    <style:style style:name="P10" style:family="paragraph" style:parent-style-name="Heading_20_5">
      <style:text-properties officeooo:rsid="0091c32a" officeooo:paragraph-rsid="00293d9f"/>
    </style:style>
    <style:style style:name="P11" style:family="paragraph" style:parent-style-name="Heading_20_5">
      <style:text-properties officeooo:rsid="0091c32a" officeooo:paragraph-rsid="00423ed9"/>
    </style:style>
    <style:style style:name="P12" style:family="paragraph" style:parent-style-name="Heading_20_5">
      <style:text-properties officeooo:paragraph-rsid="0012d31a"/>
    </style:style>
    <style:style style:name="P13" style:family="paragraph" style:parent-style-name="Heading_20_5">
      <style:text-properties officeooo:paragraph-rsid="00198e72"/>
    </style:style>
    <style:style style:name="P14" style:family="paragraph" style:parent-style-name="Heading_20_5">
      <style:text-properties officeooo:rsid="002766a0" officeooo:paragraph-rsid="00293d9f"/>
    </style:style>
    <style:style style:name="P15" style:family="paragraph" style:parent-style-name="Heading_20_5">
      <style:text-properties officeooo:rsid="002766a0" officeooo:paragraph-rsid="00423ed9"/>
    </style:style>
    <style:style style:name="P16" style:family="paragraph" style:parent-style-name="Standard" style:list-style-name="L14">
      <style:text-properties officeooo:rsid="00af494e" officeooo:paragraph-rsid="00198e72"/>
    </style:style>
    <style:style style:name="P17" style:family="paragraph" style:parent-style-name="Standard">
      <style:text-properties officeooo:rsid="00af494e" officeooo:paragraph-rsid="00198e72"/>
    </style:style>
    <style:style style:name="P18" style:family="paragraph" style:parent-style-name="Standard" style:list-style-name="L8">
      <style:text-properties officeooo:rsid="00af494e" officeooo:paragraph-rsid="00251f45"/>
    </style:style>
    <style:style style:name="P19" style:family="paragraph" style:parent-style-name="Standard" style:list-style-name="L2">
      <style:text-properties officeooo:rsid="0051b6a6" officeooo:paragraph-rsid="0012d31a"/>
    </style:style>
    <style:style style:name="P20" style:family="paragraph" style:parent-style-name="Standard" style:list-style-name="L2">
      <style:text-properties officeooo:rsid="00230327" officeooo:paragraph-rsid="0012d31a"/>
    </style:style>
    <style:style style:name="P21" style:family="paragraph" style:parent-style-name="Standard" style:list-style-name="L2">
      <style:text-properties officeooo:rsid="004c6d32" officeooo:paragraph-rsid="0012d31a"/>
    </style:style>
    <style:style style:name="P22" style:family="paragraph" style:parent-style-name="Standard" style:list-style-name="L2">
      <style:text-properties officeooo:rsid="00582775" officeooo:paragraph-rsid="0012d31a"/>
    </style:style>
    <style:style style:name="P23" style:family="paragraph" style:parent-style-name="Standard" style:list-style-name="L8">
      <style:text-properties officeooo:rsid="0084a31a" officeooo:paragraph-rsid="0012d31a"/>
    </style:style>
    <style:style style:name="P24" style:family="paragraph" style:parent-style-name="Standard" style:list-style-name="L9">
      <style:text-properties officeooo:rsid="008cc6a3" officeooo:paragraph-rsid="0012d31a" fo:background-color="transparent"/>
    </style:style>
    <style:style style:name="P25" style:family="paragraph" style:parent-style-name="Standard" style:list-style-name="L9">
      <style:text-properties officeooo:rsid="009b3553" officeooo:paragraph-rsid="0012d31a" fo:background-color="transparent"/>
    </style:style>
    <style:style style:name="P26" style:family="paragraph" style:parent-style-name="Standard" style:list-style-name="L8">
      <style:text-properties officeooo:rsid="00856fd3" officeooo:paragraph-rsid="0012d31a"/>
    </style:style>
    <style:style style:name="P27" style:family="paragraph" style:parent-style-name="Standard" style:list-style-name="L9">
      <style:text-properties officeooo:rsid="008cc6a3" officeooo:paragraph-rsid="0012d31a"/>
    </style:style>
    <style:style style:name="P28" style:family="paragraph" style:parent-style-name="Standard" style:list-style-name="L11">
      <style:text-properties officeooo:rsid="00910905" officeooo:paragraph-rsid="0012d31a"/>
    </style:style>
    <style:style style:name="P29" style:family="paragraph" style:parent-style-name="Standard" style:list-style-name="L11">
      <style:text-properties officeooo:rsid="0091cba0" officeooo:paragraph-rsid="0012d31a"/>
    </style:style>
    <style:style style:name="P30" style:family="paragraph" style:parent-style-name="Standard" style:list-style-name="L11">
      <style:text-properties officeooo:rsid="0094c94b" officeooo:paragraph-rsid="0012d31a"/>
    </style:style>
    <style:style style:name="P31" style:family="paragraph" style:parent-style-name="Standard" style:list-style-name="L12">
      <style:text-properties officeooo:rsid="0094c94b" officeooo:paragraph-rsid="0012d31a"/>
    </style:style>
    <style:style style:name="P32" style:family="paragraph" style:parent-style-name="Standard" style:list-style-name="L12">
      <style:text-properties officeooo:rsid="009394f5" officeooo:paragraph-rsid="0012d31a"/>
    </style:style>
    <style:style style:name="P33" style:family="paragraph" style:parent-style-name="Standard" style:list-style-name="L12">
      <style:text-properties officeooo:rsid="009b6cd7" officeooo:paragraph-rsid="0012d31a"/>
    </style:style>
    <style:style style:name="P34" style:family="paragraph" style:parent-style-name="Standard" style:list-style-name="L12">
      <style:text-properties officeooo:rsid="009c8e8a" officeooo:paragraph-rsid="0012d31a"/>
    </style:style>
    <style:style style:name="P35" style:family="paragraph" style:parent-style-name="Standard">
      <style:text-properties officeooo:rsid="009c8e8a" officeooo:paragraph-rsid="0012d31a"/>
    </style:style>
    <style:style style:name="P36" style:family="paragraph" style:parent-style-name="Standard" style:list-style-name="L10">
      <style:text-properties officeooo:paragraph-rsid="0012d31a"/>
    </style:style>
    <style:style style:name="P37" style:family="paragraph" style:parent-style-name="Standard" style:list-style-name="L12">
      <style:text-properties officeooo:paragraph-rsid="0012d31a"/>
    </style:style>
    <style:style style:name="P38" style:family="paragraph" style:parent-style-name="Standard">
      <style:text-properties officeooo:paragraph-rsid="0012d31a"/>
    </style:style>
    <style:style style:name="P39" style:family="paragraph" style:parent-style-name="Standard" style:list-style-name="L16"/>
    <style:style style:name="P40" style:family="paragraph" style:parent-style-name="Standard" style:list-style-name="L16">
      <style:text-properties officeooo:paragraph-rsid="00423ed9"/>
    </style:style>
    <style:style style:name="P41" style:family="paragraph" style:parent-style-name="Standard" style:list-style-name="L16">
      <style:text-properties officeooo:rsid="002766a0" officeooo:paragraph-rsid="00291ebd"/>
    </style:style>
    <style:style style:name="P42" style:family="paragraph" style:parent-style-name="Standard" style:list-style-name="L16">
      <style:text-properties officeooo:rsid="002766a0" officeooo:paragraph-rsid="00423ed9"/>
    </style:style>
    <style:style style:name="P43" style:family="paragraph" style:parent-style-name="Standard" style:list-style-name="L17"/>
    <style:style style:name="P44" style:family="paragraph" style:parent-style-name="Standard" style:list-style-name="L17">
      <style:text-properties officeooo:rsid="00293d9f" officeooo:paragraph-rsid="00293d9f"/>
    </style:style>
    <style:style style:name="P45" style:family="paragraph" style:parent-style-name="Standard" style:list-style-name="L18">
      <style:text-properties officeooo:rsid="00293d9f" officeooo:paragraph-rsid="00423ed9"/>
    </style:style>
    <style:style style:name="P46" style:family="paragraph" style:parent-style-name="Standard">
      <style:text-properties officeooo:rsid="00293d9f" officeooo:paragraph-rsid="00423ed9"/>
    </style:style>
    <style:style style:name="P47" style:family="paragraph" style:parent-style-name="Standard" style:list-style-name="L8">
      <style:text-properties officeooo:rsid="002f5747" officeooo:paragraph-rsid="002f5747"/>
    </style:style>
    <style:style style:name="P48" style:family="paragraph" style:parent-style-name="Standard" style:list-style-name="L8">
      <style:text-properties officeooo:rsid="003309b5" officeooo:paragraph-rsid="003309b5"/>
    </style:style>
    <style:style style:name="P49" style:family="paragraph" style:parent-style-name="Standard" style:list-style-name="L8">
      <style:text-properties officeooo:rsid="0037448c" officeooo:paragraph-rsid="0037448c"/>
    </style:style>
    <style:style style:name="P50" style:family="paragraph" style:parent-style-name="Standard" style:list-style-name="L8">
      <style:text-properties officeooo:rsid="003aee4d" officeooo:paragraph-rsid="003aee4d"/>
    </style:style>
    <style:style style:name="P51" style:family="paragraph" style:parent-style-name="Standard" style:list-style-name="L18">
      <style:text-properties officeooo:paragraph-rsid="00423ed9"/>
    </style:style>
    <style:style style:name="P52" style:family="paragraph" style:parent-style-name="Text_20_body">
      <style:text-properties officeooo:paragraph-rsid="0012d31a"/>
    </style:style>
    <style:style style:name="T1" style:family="text">
      <style:text-properties officeooo:rsid="00b164cf"/>
    </style:style>
    <style:style style:name="T2" style:family="text">
      <style:text-properties officeooo:rsid="004d26f7"/>
    </style:style>
    <style:style style:name="T3" style:family="text">
      <style:text-properties officeooo:rsid="008b262a"/>
    </style:style>
    <style:style style:name="T4" style:family="text">
      <style:text-properties officeooo:rsid="0085248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be5f6" style:font-weight-asian="bold" style:font-weight-complex="bold"/>
    </style:style>
    <style:style style:name="T7" style:family="text">
      <style:text-properties fo:font-weight="bold" officeooo:rsid="009ad1c5" style:font-weight-asian="bold" style:font-weight-complex="bold"/>
    </style:style>
    <style:style style:name="T8" style:family="text">
      <style:text-properties fo:font-weight="bold" officeooo:rsid="00160175" style:font-weight-asian="bold" style:font-weight-complex="bold"/>
    </style:style>
    <style:style style:name="T9" style:family="text">
      <style:text-properties fo:font-weight="bold" officeooo:rsid="001876c8" style:font-weight-asian="bold" style:font-weight-complex="bold"/>
    </style:style>
    <style:style style:name="T10" style:family="text">
      <style:text-properties fo:font-weight="bold" officeooo:rsid="001cf185" style:font-weight-asian="bold" style:font-weight-complex="bold"/>
    </style:style>
    <style:style style:name="T11" style:family="text">
      <style:text-properties fo:font-weight="bold" officeooo:rsid="001ea5ba" style:font-weight-asian="bold" style:font-weight-complex="bold"/>
    </style:style>
    <style:style style:name="T12" style:family="text">
      <style:text-properties fo:font-weight="bold" officeooo:rsid="0021d7ed" style:font-weight-asian="bold" style:font-weight-complex="bold"/>
    </style:style>
    <style:style style:name="T13" style:family="text">
      <style:text-properties officeooo:rsid="008656f8"/>
    </style:style>
    <style:style style:name="T14" style:family="text">
      <style:text-properties officeooo:rsid="00897ed7"/>
    </style:style>
    <style:style style:name="T15" style:family="text">
      <style:text-properties officeooo:rsid="00986a0c"/>
    </style:style>
    <style:style style:name="T16" style:family="text">
      <style:text-properties fo:font-weight="normal" officeooo:rsid="0045c2cf" style:font-weight-asian="normal" style:font-weight-complex="normal"/>
    </style:style>
    <style:style style:name="T17" style:family="text">
      <style:text-properties fo:font-weight="normal" officeooo:rsid="00483991" style:font-weight-asian="normal" style:font-weight-complex="normal"/>
    </style:style>
    <style:style style:name="T18" style:family="text">
      <style:text-properties fo:font-weight="normal" officeooo:rsid="0047af63" style:font-weight-asian="normal" style:font-weight-complex="normal"/>
    </style:style>
    <style:style style:name="T19" style:family="text">
      <style:text-properties officeooo:rsid="00a1fd22"/>
    </style:style>
    <style:style style:name="T20" style:family="text">
      <style:text-properties officeooo:rsid="0012ef57"/>
    </style:style>
    <style:style style:name="T21" style:family="text">
      <style:text-properties officeooo:rsid="0014a7d6"/>
    </style:style>
    <style:style style:name="T22" style:family="text">
      <style:text-properties officeooo:rsid="0017626f"/>
    </style:style>
    <style:style style:name="T23" style:family="text">
      <style:text-properties officeooo:rsid="001876c8"/>
    </style:style>
    <style:style style:name="T24" style:family="text">
      <style:text-properties officeooo:rsid="001c6375"/>
    </style:style>
    <style:style style:name="T25" style:family="text">
      <style:text-properties officeooo:rsid="001ea5ba"/>
    </style:style>
    <style:style style:name="T26" style:family="text">
      <style:text-properties officeooo:rsid="00251f45"/>
    </style:style>
    <style:style style:name="T27" style:family="text">
      <style:text-properties officeooo:rsid="00291ebd"/>
    </style:style>
    <style:style style:name="T28" style:family="text">
      <style:text-properties officeooo:rsid="00293d9f"/>
    </style:style>
    <style:style style:name="T29" style:family="text">
      <style:text-properties officeooo:rsid="0038afe9"/>
    </style:style>
    <style:style style:name="T30" style:family="text">
      <style:text-properties officeooo:rsid="003a654a"/>
    </style:style>
    <style:style style:name="T31" style:family="text">
      <style:text-properties officeooo:rsid="004363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ort Scanning</text:h>
      <text:list xml:id="list4164567851" text:style-name="L2">
        <text:list-item>
          <text:p text:style-name="P19">Must have root access for all but Connect scan.</text:p>
        </text:list-item>
        <text:list-item>
          <text:p text:style-name="P20">scans the 1,000 most common port <text:span text:style-name="T2">if don’t specify port range or individual ports</text:span></text:p>
          <text:list>
            <text:list-item>
              <text:p text:style-name="P20">-<text:span text:style-name="T2">p 80</text:span></text:p>
            </text:list-item>
            <text:list-item>
              <text:p text:style-name="P20">-<text:span text:style-name="T2">p 80-89</text:span></text:p>
            </text:list-item>
            <text:list-item>
              <text:p text:style-name="P20">-<text:span text:style-name="T2">p 80,81</text:span></text:p>
            </text:list-item>
          </text:list>
        </text:list-item>
        <text:list-item>
          <text:p text:style-name="P21">Immediately closes and connection or attempt to connect between source and destination</text:p>
        </text:list-item>
        <text:list-item>
          <text:p text:style-name="P22">All but Connect scan do now show up in logs however, IDS, IPS, and Firewalls can fingerprint them.</text:p>
        </text:list-item>
      </text:list>
      <text:h text:style-name="P2" text:outline-level="3">SYN <text:span text:style-name="T3">Scan</text:span></text:h>
      <text:h text:style-name="P8" text:outline-level="5">Without Firewall (both Windows and Linux show same thing)</text:h>
      <text:list xml:id="list2624794889" text:style-name="L8">
        <text:list-item>
          <text:p text:style-name="P23">If port is open, sends back SYN/ACK (nmap shows open)</text:p>
        </text:list-item>
        <text:list-item>
          <text:p text:style-name="P23">If port is closed, sends back RST/ACK (nmap shows closed)</text:p>
        </text:list-item>
      </text:list>
      <text:h text:style-name="P12" text:outline-level="5">With <text:span text:style-name="T4">Firewall</text:span></text:h>
      <text:list xml:id="list60059380242677" text:continue-numbering="true" text:style-name="L8">
        <text:list-item>
          <text:p text:style-name="P48">If port is open works the same way as no firewall.</text:p>
        </text:list-item>
        <text:list-item>
          <text:p text:style-name="P47">On Windows if port is closed drops the packet (nmap shows filtered)</text:p>
        </text:list-item>
        <text:list-item>
          <text:p text:style-name="P47">On Linux, if port is closed sends back RST/<text:span text:style-name="T31">RST</text:span> (nmap shows <text:span text:style-name="T31">closed</text:span>)</text:p>
          <text:list>
            <text:list-item>
              <text:p text:style-name="P49">However, as always, if a firewall is actively <text:s/>blocking, no response is sent and nmap shows filtered.</text:p>
            </text:list-item>
            <text:list-item>
              <text:p text:style-name="P50">Sometimes the firewall will forge the RST to make it appear the port is closed when it’s actually filtered.</text:p>
            </text:list-item>
          </text:list>
        </text:list-item>
      </text:list>
      <text:p text:style-name="P38"/>
      <text:h text:style-name="P6" text:outline-level="3">Connect Scan</text:h>
      <text:list xml:id="list1633225179" text:style-name="L16">
        <text:list-item>
          <text:p text:style-name="P40">Makes a full 3-way handshake</text:p>
        </text:list-item>
      </text:list>
      <text:h text:style-name="P11" text:outline-level="5">Without Firewall</text:h>
      <text:list xml:id="list60059515301743" text:continue-numbering="true" text:style-name="L16">
        <text:list-item>
          <text:p text:style-name="P42">Both Linux and Windows if open, shows open <text:span text:style-name="T27">(nmap then immediately sends RST)</text:span></text:p>
        </text:list-item>
        <text:list-item>
          <text:p text:style-name="P42">if closed, shows closed (sends RST/ACK)</text:p>
        </text:list-item>
      </text:list>
      <text:h text:style-name="P15" text:outline-level="5">With Firewall</text:h>
      <text:list xml:id="list1870622889" text:style-name="L18">
        <text:list-item>
          <text:p text:style-name="P51">Might be the same for Linux</text:p>
        </text:list-item>
        <text:list-item>
          <text:p text:style-name="P45">If open, same for open without firewall</text:p>
        </text:list-item>
        <text:list-item>
          <text:p text:style-name="P45">If closed, nothing comes back (nmap shows filtered)</text:p>
        </text:list-item>
      </text:list>
      <text:p text:style-name="P46"/>
      <text:h text:style-name="P5" text:outline-level="3">ACK <text:span text:style-name="T19">Scan</text:span></text:h>
      <text:h text:style-name="P13" text:outline-level="5">Without Firewall</text:h>
      <text:list xml:id="list60059625943089" text:continue-list="list60059380242677" text:style-name="L8">
        <text:list-item>
          <text:p text:style-name="P18"><text:span text:style-name="T1">B</text:span>oth Windows and Linux, if port is open or closed <text:span text:style-name="T26">RST</text:span> is returned (nmap shows <text:span text:style-name="T26">un</text:span>filtered)</text:p>
        </text:list-item>
      </text:list>
      <text:h text:style-name="P13" text:outline-level="5">With Firewall</text:h>
      <text:list xml:id="list1019014119" text:style-name="L14">
        <text:list-item>
          <text:p text:style-name="P16"><text:span text:style-name="T1">B</text:span>oth Windows and Linux, if port is open or closed nothing is returned (nmap shows filtered)</text:p>
        </text:list-item>
      </text:list>
      <text:p text:style-name="P17"/>
      <text:h text:style-name="P3" text:outline-level="3">NULL/FIN/XMAS <text:span text:style-name="T3">Scan</text:span></text:h>
      <text:h text:style-name="P12" text:outline-level="5">Without Firewall</text:h>
      <text:list xml:id="list60059514671790" text:continue-list="list60059625943089" text:style-name="L8">
        <text:list-item>
          <text:p text:style-name="P26">Linux:</text:p>
          <text:list>
            <text:list-item>
              <text:p text:style-name="P26">If port is open sends back <text:span text:style-name="T6">no packets</text:span> (nmap shows open|filtered)</text:p>
            </text:list-item>
            <text:list-item>
              <text:p text:style-name="P26"><text:soft-page-break/>If port is closed sends back RST/ACK (nmap shows closed)</text:p>
            </text:list-item>
          </text:list>
        </text:list-item>
        <text:list-item>
          <text:p text:style-name="P26">Windows</text:p>
          <text:list>
            <text:list-item>
              <text:p text:style-name="P26"><text:span text:style-name="T13">I</text:span>f port is <text:span text:style-name="T5">open </text:span><text:span text:style-name="T8">OR closed</text:span> <text:span text:style-name="T13">sends back RST/ACK (nmap shows closed)</text:span></text:p>
            </text:list-item>
          </text:list>
        </text:list-item>
      </text:list>
      <text:h text:style-name="P12" text:outline-level="5">With Firewall</text:h>
      <text:list xml:id="list3421552367" text:style-name="L9">
        <text:list-item>
          <text:p text:style-name="P27">Linux:</text:p>
          <text:list>
            <text:list-item>
              <text:p text:style-name="P24">If port is <text:span text:style-name="T5">open </text:span><text:span text:style-name="T7">OR closed</text:span> <text:span text:style-name="T15">sends back nothing (nmap shows open|filtered)</text:span></text:p>
              <text:list>
                <text:list-item>
                  <text:p text:style-name="P25">If port is open ACK scan shows unfiltered</text:p>
                </text:list-item>
                <text:list-item>
                  <text:p text:style-name="P25">If port is closed ACK scan shows filtered</text:p>
                </text:list-item>
              </text:list>
            </text:list-item>
          </text:list>
        </text:list-item>
        <text:list-item>
          <text:p text:style-name="P27">Windows:</text:p>
          <text:list>
            <text:list-item>
              <text:p text:style-name="P27">If port is <text:span text:style-name="T5">open </text:span><text:span text:style-name="T10">OR closed</text:span><text:span text:style-name="T5"> </text:span>nothing is sent back (nmap shows open|filtered)</text:p>
              <text:list>
                <text:list-item>
                  <text:p text:style-name="P27">ACK scan <text:span text:style-name="T24">(no packets returned)</text:span> shows filtered for both <text:span text:style-name="T5">open </text:span><text:span text:style-name="T12">OR</text:span><text:span text:style-name="T5"> closed</text:span></text:p>
                </text:list-item>
              </text:list>
            </text:list-item>
          </text:list>
        </text:list-item>
      </text:list>
      <text:p text:style-name="P52"/>
      <text:h text:style-name="P4" text:outline-level="3">UDP Scan</text:h>
      <text:list xml:id="list540811612" text:style-name="L10">
        <text:list-item>
          <text:p text:style-name="P36">If a UDP scan gets ICMP port unreachable, port is closed.</text:p>
        </text:list-item>
        <text:list-item>
          <text:p text:style-name="P36"><text:span text:style-name="T16">If no response, just as before port is either open </text:span><text:span text:style-name="T17">|</text:span><text:span text:style-name="T16"> filtered.</text:span></text:p>
        </text:list-item>
        <text:list-item>
          <text:p text:style-name="P36"><text:span text:style-name="T18">If get a response, port is open.</text:span></text:p>
        </text:list-item>
      </text:list>
      <text:h text:style-name="P9" text:outline-level="5">Without Firewall</text:h>
      <text:list xml:id="list1246494963" text:style-name="L11">
        <text:list-item>
          <text:p text:style-name="P28">Windows:</text:p>
          <text:list>
            <text:list-item>
              <text:p text:style-name="P28">Same exact behavior as XMAS scan</text:p>
            </text:list-item>
          </text:list>
        </text:list-item>
        <text:list-item>
          <text:p text:style-name="P28">Linux:</text:p>
          <text:list>
            <text:list-item>
              <text:p text:style-name="P29">If port is closed sends back ICMP Port unreachable (nmap shows closed)</text:p>
            </text:list-item>
            <text:list-item>
              <text:p text:style-name="P30">If port is open eventually get IGMPv3 Membership <text:span text:style-name="T20">(used default </text:span><text:span text:style-name="T21">gateway</text:span><text:span text:style-name="T20">)</text:span> (nmap shows open)</text:p>
            </text:list-item>
          </text:list>
        </text:list-item>
      </text:list>
      <text:h text:style-name="P12" text:outline-level="5">With Firewall</text:h>
      <text:list xml:id="list2578401661" text:style-name="L12">
        <text:list-item>
          <text:p text:style-name="P37">Windows</text:p>
          <text:list>
            <text:list-item>
              <text:p text:style-name="P31">If port is closed nothing comes back (nmap shows open|filtered)</text:p>
            </text:list-item>
            <text:list-item>
              <text:p text:style-name="P31">Not sure if port is open</text:p>
            </text:list-item>
          </text:list>
        </text:list-item>
        <text:list-item>
          <text:p text:style-name="P32">Linux</text:p>
          <text:list>
            <text:list-item>
              <text:p text:style-name="P33">If port is closed sends back nothing (nmap shows open|filtered)</text:p>
              <text:list>
                <text:list-item>
                  <text:p text:style-name="P33">Obviously ACK scan shows it filtered</text:p>
                </text:list-item>
              </text:list>
            </text:list-item>
            <text:list-item>
              <text:p text:style-name="P34">Not sure if port is open</text:p>
            </text:list-item>
          </text:list>
        </text:list-item>
      </text:list>
      <text:p text:style-name="P35"/>
      <text:h text:style-name="P7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6T15:27:45.843245755</meta:creation-date>
    <meta:generator>LibreOffice/7.0.4.2$Linux_X86_64 LibreOffice_project/00$Build-2</meta:generator>
    <dc:date>2025-07-28T06:00:58.451164620</dc:date>
    <meta:editing-duration>P1DT14H32M53S</meta:editing-duration>
    <meta:editing-cycles>37</meta:editing-cycles>
    <meta:document-statistic meta:table-count="0" meta:image-count="0" meta:object-count="0" meta:page-count="2" meta:paragraph-count="65" meta:word-count="509" meta:character-count="2659" meta:non-whitespace-character-count="2263"/>
  </office:meta>
</office:document-meta>
</file>